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1fe59e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990de"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e44de" style:font-style-asian="normal" style:font-style-complex="normal"/>
    </style:style>
    <style:style style:name="T25" style:family="text">
      <style:text-properties fo:font-style="normal" officeooo:rsid="0196b6f8" style:font-style-asian="normal" style:font-style-complex="normal"/>
    </style:style>
    <style:style style:name="T26" style:family="text">
      <style:text-properties fo:font-style="normal" officeooo:rsid="0197a029" style:font-style-asian="normal" style:font-style-complex="normal"/>
    </style:style>
    <style:style style:name="T27" style:family="text">
      <style:text-properties fo:font-style="normal" officeooo:rsid="0197bf7c" style:font-style-asian="normal" style:font-style-complex="normal"/>
    </style:style>
    <style:style style:name="T28" style:family="text">
      <style:text-properties fo:font-style="normal" officeooo:rsid="01a2b320" style:font-style-asian="normal" style:font-style-complex="normal"/>
    </style:style>
    <style:style style:name="T29" style:family="text">
      <style:text-properties fo:font-style="normal" officeooo:rsid="01a5857e" style:font-style-asian="normal" style:font-style-complex="normal"/>
    </style:style>
    <style:style style:name="T30" style:family="text">
      <style:text-properties fo:font-style="normal" officeooo:rsid="01a5cff9" style:font-style-asian="normal" style:font-style-complex="normal"/>
    </style:style>
    <style:style style:name="T31" style:family="text">
      <style:text-properties fo:font-style="normal" officeooo:rsid="01c11964" style:font-style-asian="normal" style:font-style-complex="normal"/>
    </style:style>
    <style:style style:name="T32" style:family="text">
      <style:text-properties fo:font-style="normal" officeooo:rsid="01c12129" style:font-style-asian="normal" style:font-style-complex="normal"/>
    </style:style>
    <style:style style:name="T33" style:family="text">
      <style:text-properties fo:font-style="normal" officeooo:rsid="01c2a66a" style:font-style-asian="normal" style:font-style-complex="normal"/>
    </style:style>
    <style:style style:name="T34" style:family="text">
      <style:text-properties fo:font-style="normal" officeooo:rsid="01c37a03" style:font-style-asian="normal" style:font-style-complex="normal"/>
    </style:style>
    <style:style style:name="T35" style:family="text">
      <style:text-properties fo:font-style="normal" officeooo:rsid="01c668f6" style:font-style-asian="normal" style:font-style-complex="normal"/>
    </style:style>
    <style:style style:name="T36" style:family="text">
      <style:text-properties fo:font-style="normal" officeooo:rsid="01c81a39" style:font-style-asian="normal" style:font-style-complex="normal"/>
    </style:style>
    <style:style style:name="T37" style:family="text">
      <style:text-properties fo:font-style="normal" officeooo:rsid="01d7bc22" style:font-style-asian="normal" style:font-style-complex="normal"/>
    </style:style>
    <style:style style:name="T38" style:family="text">
      <style:text-properties fo:font-style="normal" officeooo:rsid="01f29673" style:font-style-asian="normal" style:font-style-complex="normal"/>
    </style:style>
    <style:style style:name="T39" style:family="text">
      <style:text-properties fo:font-style="normal" officeooo:rsid="01f726c5" style:font-style-asian="normal" style:font-style-complex="normal"/>
    </style:style>
    <style:style style:name="T40" style:family="text">
      <style:text-properties fo:font-style="normal" officeooo:rsid="01f7e134" style:font-style-asian="normal" style:font-style-complex="normal"/>
    </style:style>
    <style:style style:name="T41" style:family="text">
      <style:text-properties fo:font-style="normal" officeooo:rsid="01f8a729" style:font-style-asian="normal" style:font-style-complex="normal"/>
    </style:style>
    <style:style style:name="T42" style:family="text">
      <style:text-properties fo:font-style="normal" officeooo:rsid="01f90e71" style:font-style-asian="normal" style:font-style-complex="normal"/>
    </style:style>
    <style:style style:name="T43" style:family="text">
      <style:text-properties fo:font-style="normal" officeooo:rsid="01fa7de5" style:font-style-asian="normal" style:font-style-complex="normal"/>
    </style:style>
    <style:style style:name="T44" style:family="text">
      <style:text-properties fo:font-style="normal" officeooo:rsid="01fb5d4d" style:font-style-asian="normal" style:font-style-complex="normal"/>
    </style:style>
    <style:style style:name="T45" style:family="text">
      <style:text-properties fo:font-style="normal" officeooo:rsid="01fc15c3" style:font-style-asian="normal" style:font-style-complex="normal"/>
    </style:style>
    <style:style style:name="T46" style:family="text">
      <style:text-properties fo:font-style="normal" officeooo:rsid="01fe1c4e" style:font-style-asian="normal" style:font-style-complex="normal"/>
    </style:style>
    <style:style style:name="T47" style:family="text">
      <style:text-properties fo:font-style="normal" officeooo:rsid="01fe59e4" style:font-style-asian="normal" style:font-style-complex="normal"/>
    </style:style>
    <style:style style:name="T48" style:family="text">
      <style:text-properties fo:font-style="normal" officeooo:rsid="0201410b" style:font-style-asian="normal" style:font-style-complex="normal"/>
    </style:style>
    <style:style style:name="T49" style:family="text">
      <style:text-properties fo:font-style="normal" officeooo:rsid="02018b99" style:font-style-asian="normal" style:font-style-complex="normal"/>
    </style:style>
    <style:style style:name="T50" style:family="text">
      <style:text-properties fo:font-style="normal" officeooo:rsid="0203081d" style:font-style-asian="normal" style:font-style-complex="normal"/>
    </style:style>
    <style:style style:name="T51" style:family="text">
      <style:text-properties fo:font-style="normal" officeooo:rsid="0203d280" style:font-style-asian="normal" style:font-style-complex="normal"/>
    </style:style>
    <style:style style:name="T52" style:family="text">
      <style:text-properties fo:font-style="normal" officeooo:rsid="02062af2" style:font-style-asian="normal" style:font-style-complex="normal"/>
    </style:style>
    <style:style style:name="T53" style:family="text">
      <style:text-properties fo:font-style="normal" officeooo:rsid="02073282" style:font-style-asian="normal" style:font-style-complex="normal"/>
    </style:style>
    <style:style style:name="T54" style:family="text">
      <style:text-properties fo:font-style="normal" officeooo:rsid="0207cdcf" style:font-style-asian="normal" style:font-style-complex="normal"/>
    </style:style>
    <style:style style:name="T55" style:family="text">
      <style:text-properties fo:font-style="normal" officeooo:rsid="020990de" style:font-style-asian="normal" style:font-style-complex="normal"/>
    </style:style>
    <style:style style:name="T56" style:family="text">
      <style:text-properties fo:font-style="normal" officeooo:rsid="020af63f" style:font-style-asian="normal" style:font-style-complex="normal"/>
    </style:style>
    <style:style style:name="T57" style:family="text">
      <style:text-properties fo:font-style="normal" officeooo:rsid="020b2e25" style:font-style-asian="normal" style:font-style-complex="normal"/>
    </style:style>
    <style:style style:name="T58" style:family="text">
      <style:text-properties fo:font-style="normal" officeooo:rsid="020caea3" style:font-style-asian="normal" style:font-style-complex="normal"/>
    </style:style>
    <style:style style:name="T59" style:family="text">
      <style:text-properties fo:font-style="normal" officeooo:rsid="020cd47a" style:font-style-asian="normal" style:font-style-complex="normal"/>
    </style:style>
    <style:style style:name="T60" style:family="text">
      <style:text-properties fo:font-style="normal" style:text-underline-style="none" officeooo:rsid="0207cdcf" style:font-style-asian="normal" style:font-style-complex="normal"/>
    </style:style>
    <style:style style:name="T61" style:family="text">
      <style:text-properties officeooo:rsid="000a14f6"/>
    </style:style>
    <style:style style:name="T62" style:family="text">
      <style:text-properties officeooo:rsid="005714b7"/>
    </style:style>
    <style:style style:name="T63" style:family="text">
      <style:text-properties officeooo:rsid="005f04dc"/>
    </style:style>
    <style:style style:name="T64" style:family="text">
      <style:text-properties officeooo:rsid="00880dbe"/>
    </style:style>
    <style:style style:name="T65" style:family="text">
      <style:text-properties officeooo:rsid="007c6d62"/>
    </style:style>
    <style:style style:name="T66" style:family="text">
      <style:text-properties officeooo:rsid="00836784"/>
    </style:style>
    <style:style style:name="T67" style:family="text">
      <style:text-properties officeooo:rsid="00374dde"/>
    </style:style>
    <style:style style:name="T68" style:family="text">
      <style:text-properties style:font-name="EB Garamond 12 All SC" fo:font-style="normal" officeooo:rsid="01120c92" style:font-style-asian="normal" style:font-style-complex="normal"/>
    </style:style>
    <style:style style:name="T69" style:family="text">
      <style:text-properties style:font-name="EB Garamond 12 All SC" fo:font-style="normal" officeooo:rsid="011a7ae9" style:font-style-asian="normal" style:font-style-complex="normal"/>
    </style:style>
    <style:style style:name="T70" style:family="text">
      <style:text-properties style:font-name="EB Garamond 12 All SC" fo:font-style="normal" officeooo:rsid="01fb5d4d" style:font-style-asian="normal" style:font-style-complex="normal"/>
    </style:style>
    <style:style style:name="T71" style:family="text">
      <style:text-properties style:font-name="EB Garamond 12 All SC" fo:font-style="normal" officeooo:rsid="02042bf9" style:font-style-asian="normal" style:font-style-complex="normal"/>
    </style:style>
    <style:style style:name="T72" style:family="text">
      <style:text-properties officeooo:rsid="013faaaf"/>
    </style:style>
    <style:style style:name="T73" style:family="text">
      <style:text-properties officeooo:rsid="01cac2f5"/>
    </style:style>
    <style:style style:name="T74" style:family="text">
      <style:text-properties officeooo:rsid="01e21ff5"/>
    </style:style>
    <style:style style:name="T75" style:family="text">
      <style:text-properties officeooo:rsid="01f1733b"/>
    </style:style>
    <style:style style:name="T76" style:family="text">
      <style:text-properties officeooo:rsid="01f34a94"/>
    </style:style>
    <style:style style:name="T77" style:family="text">
      <style:text-properties officeooo:rsid="01f6184d"/>
    </style:style>
    <style:style style:name="T78" style:family="text">
      <style:text-properties officeooo:rsid="01fc5184"/>
    </style:style>
    <style:style style:name="T79" style:family="text">
      <style:text-properties officeooo:rsid="01fe59e4"/>
    </style:style>
    <style:style style:name="T80"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72">7</text:span></text:p>
      <text:p text:style-name="P30"/>
      <text:p text:style-name="P30"/>
      <text:p text:style-name="P25">© 201<text:span text:style-name="T72">7</text:span> by Wolfgang Skala. This edition is licensed under the Creative Commons Attribution<text:span text:style-name="T64">-NonCommercial-ShareAlike</text:span> 4.0 International License. To view a copy of this license, visit http://creativecommons.org/licenses/by<text:span text:style-name="T65">-nc-sa</text:span>/4.0/. </text:p>
      <text:p text:style-name="P24"/>
      <text:p text:style-name="P26">Music engraving by LilyPond 2.18.0 (http://www.lilypond.org).<text:span text:style-name="T62"><text:line-break/>Front matter</text:span> typeset with EB Garamond (http://www.georgduffner.at/ebgaramond).</text:p>
      <text:p text:style-name="P30"/>
      <text:p text:style-name="P23">First <text:span text:style-name="T74">version</text:span>, <text:span text:style-name="T75">September</text:span> 201<text:span text:style-name="T72">7</text:span></text:p>
      <text:p text:style-name="P34"/>
      <text:p text:style-name="P31">P R E F A C E <text:s text:c="2"/><text:span text:style-name="T1">&amp;</text:span> <text:s text:c="2"/>C R I T I C A L <text:s text:c="2"/>R E P O R T </text:p>
      <text:p text:style-name="P31"/>
      <text:p text:style-name="P1"/>
      <text:p text:style-name="P19">This edition <text:span text:style-name="T7">of the </text:span><text:span text:style-name="T4">Requiem in Es</text:span><text:span text:style-name="T7"> </text:span>bases upon <text:span text:style-name="T75">a print issued in 1904 by the </text:span><text:span text:style-name="T4">K. k. Universitäts Buchdruckerei “Styria” in Graz</text:span><text:span text:style-name="T38"> (plate nos. St.23, 23a and 23b;</text:span><text:span text:style-name="T75">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76">1904 print as closely a reasonably possible</text:span>.<text:span text:style-name="T78"> That being said, the print is rather inconsistent regarding articulations and dynamics.</text:span> <text:span text:style-name="T78">Thus, a</text:span>ny changes <text:span text:style-name="T61">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9"/>
      <text:p text:style-name="P3"/>
      <text:p text:style-name="P33">r e q u i e m</text:p>
      <text:p text:style-name="P3"/>
      <text:p text:style-name="P17"><text:span text:style-name="T1">Bar<text:tab/>Staff<text:tab/>Note</text:span><text:span text:style-name="T3"><text:line-break/></text:span><text:span text:style-name="T39">7</text:span><text:span text:style-name="T35"><text:tab/></text:span><text:span text:style-name="T39">V</text:span><text:span text:style-name="T35">.II</text:span><text:span text:style-name="T10"><text:note text:id="ftn1" text:note-class="footnote"><text:note-citation>1</text:note-citation><text:note-body><text:p text:style-name="P36">Abbreviations: A., alto; B., bass; B<text:span text:style-name="T79">a., basses;</text:span> <text:span text:style-name="T73">Cl., clarinet; Hn. horn; Ms., (lost) manuscript; </text:span>Org., organ;<text:span text:style-name="T79"> Pr</text:span>.,<text:span text:style-name="T80"> printed 1904 edition</text:span>;<text:span text:style-name="T67"> r, rest;</text:span> S., soprano; T.<text:span text:style-name="T66">, </text:span>tenor; <text:span text:style-name="T77">Tpt., tromba; </text:span>V., violin.</text:p></text:note-body></text:note></text:span><text:span text:style-name="T35"><text:tab/></text:span><text:span text:style-name="T39">6th eighth in Pr.: as′8</text:span><text:span text:style-name="T36"><text:line-break/></text:span><text:span text:style-name="T40">15<text:tab/>V.II<text:tab/>second half of bar in Pr.: as</text:span><text:span text:style-name="T39">′8</text:span><text:span text:style-name="T40">–f</text:span><text:span text:style-name="T39">′8</text:span><text:span text:style-name="T40">–f</text:span><text:span text:style-name="T39">′8</text:span><text:span text:style-name="T40">–f</text:span><text:span text:style-name="T39">′8</text:span><text:span text:style-name="T41"><text:line-break/>19<text:tab/>Cl.I<text:tab/>5th eight in </text:span><text:span text:style-name="T43">Pr</text:span><text:span text:style-name="T41">.: f″16–e″16</text:span><text:span text:style-name="T42">, here adapted to T.</text:span><text:span text:style-name="T43"><text:line-break/>36<text:tab/>Hn.I<text:tab/>bar in Pr.: e′2–r2<text:line-break/>36<text:tab/>Hn.II<text:tab/>bar in Pr.: c′2–r2</text:span><text:span text:style-name="T21"><text:line-break/></text:span><text:span text:style-name="T13"><text:line-break/><text:line-break/><text:line-break/></text:span><text:span text:style-name="T70">d i e s <text:s text:c="2"/>i r a e</text:span></text:p>
      <text:p text:style-name="P5"/>
      <text:p text:style-name="P16"><text:span text:style-name="T1">Bar<text:tab/>Staff<text:tab/>Note</text:span><text:span text:style-name="T2"><text:line-break/></text:span><text:span text:style-name="T44">3</text:span><text:span text:style-name="T14"><text:tab/></text:span><text:span text:style-name="T22">T.</text:span><text:span text:style-name="T14"><text:tab/></text:span><text:span text:style-name="T44">lyrics in Pr.: </text:span><text:span text:style-name="T5">i - rae</text:span><text:span text:style-name="T45"><text:line-break/></text:span><text:span text:style-name="T47">30<text:tab/>Org.</text:span><text:span text:style-name="T48"><text:tab/>left hand, upper voice, last quarter in Pr.: f+ces′4</text:span><text:span text:style-name="T47"><text:line-break/></text:span><text:span text:style-name="T45">33<text:tab/>V.II<text:tab/>2nd quarter in Pr.: es+e′+c″4</text:span><text:span text:style-name="T46"><text:line-break/>36<text:tab/>Cl.II<text:tab/>bar in Ms.: as′2</text:span><text:span text:style-name="T45"><text:line-break/>51<text:tab/>V.II<text:tab/>3rd eighth in Pr.: c″8</text:span><text:span text:style-name="T49"><text:line-break/>70f<text:tab/>Org.<text:tab/>right hand, upper voice in Pr.: unison with V.I</text:span><text:span text:style-name="T50">, presumably cue notes</text:span><text:span text:style-name="T51"> in Ms.</text:span><text:span text:style-name="T37"><text:line-break/></text:span><text:span text:style-name="T23"><text:line-break/></text:span></text:p>
      <text:p text:style-name="P13"/>
      <text:p text:style-name="P18"><text:span text:style-name="T71">d o m i n e</text:span></text:p>
      <text:p text:style-name="P6"/>
      <text:p text:style-name="P37"><text:span text:style-name="T1">Bar<text:tab/>Staff<text:tab/>Note</text:span><text:span text:style-name="T2"><text:line-break/></text:span><text:span text:style-name="T59">–</text:span><text:span text:style-name="T6"><text:tab/></text:span><text:span text:style-name="T59">Hn.II<text:tab/>in Pr. written for a B flat horn</text:span><text:span text:style-name="T6"><text:line-break/></text:span><text:span text:style-name="T53">8<text:tab/>V.II<text:tab/>3rd sixteenth in </text:span><text:span text:style-name="T56">Pr</text:span><text:span text:style-name="T53">.: d′16</text:span><text:span text:style-name="T54"><text:line-break/></text:span><text:soft-page-break/><text:span text:style-name="T54">9<text:tab/>V.II<text:tab/>first quarter in </text:span><text:span text:style-name="T56">Pr</text:span><text:span text:style-name="T54">.: a</text:span><text:span text:style-name="T60">′8.–g′16–g′16</text:span><text:span text:style-name="T52"><text:line-break/></text:span><text:span text:style-name="T58">34<text:tab/>Cl.I<text:tab/>1st eighth in Pr.: d″8<text:line-break/></text:span><text:span text:style-name="T55">34<text:tab/>V.II<text:tab/>grace notes</text:span><text:span text:style-name="T56"> in Pr.</text:span><text:span text:style-name="T55">: a′16–c″16<text:line-break/></text:span><text:span text:style-name="T52">37<text:tab/>V.I<text:tab/>penultimate sixteenth in Pr.: e″16</text:span><text:span text:style-name="T57"><text:line-break/>40<text:tab/>V.II<text:tab/>2nd sixteenth in Pr.: a′16</text:span><text:span text:style-name="T24"><text:line-break/></text:span><text:span text:style-name="T15"><text:line-break/></text:span><text:span text:style-name="T68">s a n c t u s</text:span></text:p>
      <text:p text:style-name="P7"/>
      <text:p text:style-name="P14"><text:span text:style-name="T1">Bar<text:tab/>Staff<text:tab/>Note</text:span><text:span text:style-name="T2"><text:line-break/></text:span><text:span text:style-name="T25">2</text:span><text:span text:style-name="T14"><text:tab/></text:span><text:span text:style-name="T25">T.</text:span><text:span text:style-name="T14"><text:tab/></text:span><text:span text:style-name="T26">bar </text:span><text:span text:style-name="T25">in Ms.: e′1</text:span><text:span text:style-name="T27"><text:line-break/></text:span><text:span text:style-name="T16"><text:line-break/><text:line-break/></text:span><text:span text:style-name="T69">a g n u s <text:s text:c="2"/>d e i</text:span></text:p>
      <text:p text:style-name="P8"/>
      <text:p text:style-name="P15"><text:span text:style-name="T1">Bar<text:tab/>Staff<text:tab/>Note</text:span><text:span text:style-name="T2"><text:line-break/></text:span><text:span text:style-name="T28">34</text:span><text:span text:style-name="T14"><text:tab/></text:span><text:span text:style-name="T28">V.II</text:span><text:span text:style-name="T14"><text:tab/></text:span><text:span text:style-name="T28">4th half note in Ms.: f′2</text:span><text:span text:style-name="T30"><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9">Salzburg, </text:span><text:span text:style-name="T29">March</text:span><text:span text:style-name="T9"> 201</text:span><text:span text:style-name="T17">7</text:span><text:line-break/>Wolfgang Skala</text:p>
      <text:p text:style-name="P35"/>
      <text:p text:style-name="P32">C O N T E N T S</text:p>
      <text:p text:style-name="P28"/>
      <text:p text:style-name="P27"/>
      <text:p text:style-name="P27"/>
      <text:p text:style-name="P22">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31">12</text:span><text:span text:style-name="T9"><text:line-break/></text:span><text:span text:style-name="T11"><text:line-break/></text:span>Gloria<text:span text:style-name="T9"><text:line-break/><text:tab/></text:span><text:span text:style-name="T11">2.1<text:tab/>Gloria<text:tab/>2</text:span><text:span text:style-name="T31">3</text:span><text:span text:style-name="T19"><text:line-break/><text:tab/>2.</text:span><text:span text:style-name="T31">2</text:span><text:span text:style-name="T19"><text:tab/></text:span><text:span text:style-name="T31">Qui tollis</text:span><text:span text:style-name="T19"><text:tab/>4</text:span><text:span text:style-name="T31">4</text:span><text:span text:style-name="T11"><text:line-break/><text:tab/>2.</text:span><text:span text:style-name="T31">3</text:span><text:span text:style-name="T11"><text:tab/>Qu</text:span><text:span text:style-name="T31">oniam I</text:span><text:span text:style-name="T11"><text:tab/></text:span><text:span text:style-name="T19">5</text:span><text:span text:style-name="T31">0</text:span><text:span text:style-name="T11"><text:line-break/><text:tab/>2.</text:span><text:span text:style-name="T31">4</text:span><text:span text:style-name="T11"><text:tab/>Quoniam</text:span><text:span text:style-name="T31"> II</text:span><text:span text:style-name="T11"><text:tab/></text:span><text:span text:style-name="T19">5</text:span><text:span text:style-name="T31">2</text:span><text:span text:style-name="T11"><text:line-break/><text:tab/>2.</text:span><text:span text:style-name="T31">5</text:span><text:span text:style-name="T11"><text:tab/>Cum Sancto Spirit</text:span><text:span text:style-name="T32">u</text:span><text:span text:style-name="T11"><text:tab/></text:span><text:span text:style-name="T32">61</text:span><text:span text:style-name="T12"><text:line-break/><text:line-break/></text:span><text:span text:style-name="T63">Credo<text:tab/><text:tab/></text:span><text:span text:style-name="T12"><text:line-break/><text:tab/></text:span><text:span text:style-name="T33"><text:tab/>(</text:span><text:span text:style-name="T12">Credo</text:span><text:span text:style-name="T33">)</text:span><text:span text:style-name="T12"><text:tab/></text:span><text:span text:style-name="T33">79</text:span><text:span text:style-name="T12"><text:line-break/><text:tab/><text:tab/></text:span><text:span text:style-name="T33">(</text:span><text:span text:style-name="T12">Et incarnatus est</text:span><text:span text:style-name="T33">)</text:span><text:span text:style-name="T12"><text:tab/></text:span><text:span text:style-name="T33">90</text:span><text:span text:style-name="T12"><text:line-break/><text:tab/><text:tab/></text:span><text:span text:style-name="T33">(</text:span><text:span text:style-name="T12">Crucifixus</text:span><text:span text:style-name="T33">)</text:span><text:span text:style-name="T12"><text:tab/></text:span><text:span text:style-name="T33">92</text:span><text:span text:style-name="T12"><text:line-break/><text:tab/><text:tab/></text:span><text:span text:style-name="T33">(</text:span><text:span text:style-name="T12">Et resurrexit</text:span><text:span text:style-name="T33">)</text:span><text:span text:style-name="T12"><text:tab/></text:span><text:span text:style-name="T33">95</text:span><text:span text:style-name="T20"><text:line-break/><text:tab/><text:tab/></text:span><text:span text:style-name="T33">(</text:span><text:span text:style-name="T20">Et vitam</text:span><text:span text:style-name="T33">)</text:span><text:span text:style-name="T20"><text:tab/>1</text:span><text:span text:style-name="T33">04</text:span><text:span text:style-name="T12"><text:line-break/><text:line-break/></text:span><text:span text:style-name="T63">Sanctus et Benedictus</text:span><text:span text:style-name="T12"><text:line-break/><text:tab/>4</text:span><text:span text:style-name="T18">.1</text:span><text:span text:style-name="T12"><text:tab/>Sanctus<text:tab/>1</text:span><text:span text:style-name="T34">13</text:span><text:span text:style-name="T12"><text:line-break/><text:tab/></text:span><text:span text:style-name="T18">4.2</text:span><text:span text:style-name="T12"><text:tab/>Benedictus<text:tab/>1</text:span><text:span text:style-name="T34">22</text:span><text:span text:style-name="T12"><text:line-break/><text:tab/></text:span><text:span text:style-name="T18">4.3</text:span><text:span text:style-name="T12"><text:tab/>Osanna<text:tab/>1</text:span><text:span text:style-name="T34">26</text:span><text:span text:style-name="T12"><text:line-break/><text:line-break/></text:span><text:span text:style-name="T63">Agnus Dei</text:span><text:span text:style-name="T12"><text:line-break/><text:tab/></text:span><text:span text:style-name="T18">5</text:span><text:span text:style-name="T12">.1<text:tab/>Agnus Dei<text:tab/>1</text:span><text:span text:style-name="T34">31<text:tab/></text:span><text:span text:style-name="T12"><text:line-break/><text:tab/></text:span><text:span text:style-name="T18">5</text:span><text:span text:style-name="T12">.2<text:tab/>Dona nobis<text:tab/>1</text:span><text:span text:style-name="T34">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2T21:21:15.580121271</dc:date>
    <dc:creator>Wolfgang Skala</dc:creator>
    <meta:editing-duration>P5DT15H47M42S</meta:editing-duration>
    <meta:editing-cycles>478</meta:editing-cycles>
    <meta:generator>LibreOffice/4.2.8.2$Linux_X86_64 LibreOffice_project/420m0$Build-2</meta:generator>
    <meta:document-statistic meta:table-count="0" meta:image-count="1" meta:object-count="0" meta:page-count="4" meta:paragraph-count="21" meta:word-count="629" meta:character-count="3482" meta:non-whitespace-character-count="2824"/>
  </office:meta>
</office:document-meta>
</file>